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04500000FEC0D2BA8F2.svm"/>
  <manifest:file-entry manifest:media-type="" manifest:full-path="Pictures/20000007000030940000253656195ABC.svm"/>
  <manifest:file-entry manifest:media-type="" manifest:full-path="Pictures/200000070000301000001EE856AB7C1A.svm"/>
  <manifest:file-entry manifest:media-type="" manifest:full-path="Pictures/2000000700002FA60000205A8AE88523.svm"/>
  <manifest:file-entry manifest:media-type="" manifest:full-path="Pictures/200000070000302B00001C53CD2F52B5.svm"/>
  <manifest:file-entry manifest:media-type="" manifest:full-path="Pictures/20000007000030FE0000263FA68614CE.svm"/>
  <manifest:file-entry manifest:media-type="" manifest:full-path="Pictures/200000070000302B00001EB3280468F1.svm"/>
  <manifest:file-entry manifest:media-type="" manifest:full-path="Pictures/2000000700002FC1000017C69F49AD8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3" style:family="paragraph" style:parent-style-name="Standard" style:list-style-name="">
      <style:paragraph-properties style:text-autospace="non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end" style:justify-single-word="false"/>
    </style:style>
    <style:style style:name="T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*******************************************************************************/</text:p>
      <text:p text:style-name="P2">/************************** Name:- Divesh Uttamchandani <text:s text:c="2"/>**************************/</text:p>
      <text:p text:style-name="P2">/************************** Class :- XII A <text:s text:c="30"/>**************************/</text:p>
      <text:p text:style-name="P2">/************************** Date :- <text:s/>11 October 2014 <text:s text:c="12"/>**************************/</text:p>
      <text:p text:style-name="P2">/************************** Q-16):- Linklist <text:s text:c="26"/>**************************/</text:p>
      <text:p text:style-name="P3"><text:span text:style-name="T1">/*******************************************************************************/</text:span></text:p>
      <text:p text:style-name="Standard">#include&lt;iostream.h&gt;</text:p>
      <text:p text:style-name="Standard">#include&lt;conio.h&gt;</text:p>
      <text:p text:style-name="Standard">#include&lt;ctype.h&gt;</text:p>
      <text:p text:style-name="Standard">#include&lt;process.h&gt;</text:p>
      <text:p text:style-name="Standard"/>
      <text:p text:style-name="Standard">//////////////////////////////////////////// <text:span text:style-name="T1">Declaration &amp; Defination of Node </text:span>/////////////////////////////////////////////////</text:p>
      <text:p text:style-name="Standard">struct node</text:p>
      <text:p text:style-name="Standard">{</text:p>
      <text:p text:style-name="Standard"><text:s text:c="2"/>int roll;</text:p>
      <text:p text:style-name="Standard"><text:s text:c="2"/>node *next;</text:p>
      <text:p text:style-name="Standard">};</text:p>
      <text:p text:style-name="Standard">////////////////////////////////////////////////////////////////////////////////////////////////////////////////////////////////////////////////</text:p>
      <text:p text:style-name="Standard"/>
      <text:p text:style-name="P2">//////////////////////////////////////////////////Declaration of Functions//////////////////////////////////////////////////////////</text:p>
      <text:p text:style-name="Standard">node *create_node();</text:p>
      <text:p text:style-name="Standard">void create_list(node *&amp;start); <text:s/>//as i am modifying start in the function</text:p>
      <text:p text:style-name="Standard"><text:s text:c="51"/>//without this it did not work</text:p>
      <text:p text:style-name="Standard">void display(node *start);</text:p>
      <text:p text:style-name="Standard">void insert(node *&amp;start,node *&amp;temp,int pos);</text:p>
      <text:p text:style-name="Standard">void del(node *&amp;start,int roll);</text:p>
      <text:p text:style-name="Standard">void merge(node *&amp;start1,node *&amp;start2,node *&amp;start3);</text:p>
      <text:p text:style-name="Standard">////////////////////////////////////////////////////////////////////////////////////////////////////////////////////////////////////////////////</text:p>
      <text:p text:style-name="P1"/>
      <text:p text:style-name="P2"/>
      <text:p text:style-name="P2"/>
      <text:p text:style-name="P2">//**********************************Void Main()**********************************//</text:p>
      <text:p text:style-name="Standard">void main()</text:p>
      <text:p text:style-name="Standard">{</text:p>
      <text:p text:style-name="Standard"><text:s text:c="2"/>cout&lt;&lt;"Program to perform basic operations on a linked list";</text:p>
      <text:p text:style-name="Standard"/>
      <text:p text:style-name="Standard"><text:s text:c="2"/>int ch;</text:p>
      <text:p text:style-name="Standard"><text:s text:c="2"/>node *start1=NULL,*start2=NULL,*start3=NULL;</text:p>
      <text:p text:style-name="Standard"><text:s text:c="2"/>do</text:p>
      <text:p text:style-name="Standard"><text:s text:c="2"/>{</text:p>
      <text:p text:style-name="Standard"><text:s text:c="2"/>clrscr();</text:p>
      <text:p text:style-name="Standard"><text:s text:c="2"/>cout&lt;&lt;"\tmain menu"</text:p>
      <text:p text:style-name="Standard"><text:s text:c="6"/>&lt;&lt;"\n1)\tCreate List 1"</text:p>
      <text:p text:style-name="Standard"><text:s text:c="6"/>&lt;&lt;"\n2)\tInsert"</text:p>
      <text:p text:style-name="Standard"><text:s text:c="6"/>&lt;&lt;"\n3)\tDelete"</text:p>
      <text:p text:style-name="Standard"><text:s text:c="6"/>&lt;&lt;"\n4)\tDisplay List 1"</text:p>
      <text:p text:style-name="Standard"><text:s text:c="6"/>&lt;&lt;"\n5)\tCreate List 2"</text:p>
      <text:p text:style-name="Standard"><text:s text:c="6"/>&lt;&lt;"\n6)\tMerge List 1(ASC) and List 2(ASC) in List 3(ASC)"</text:p>
      <text:p text:style-name="Standard"><text:s text:c="6"/>&lt;&lt;"\n7)\tDisplay All Lists"</text:p>
      <text:p text:style-name="Standard"><text:s text:c="6"/>&lt;&lt;"\n8)\tExit";</text:p>
      <text:p text:style-name="Standard"/>
      <text:p text:style-name="Standard"><text:s text:c="2"/>cout&lt;&lt;"\n\nEnter Choice(1-8)";<text:tab/>cin&gt;&gt;ch;</text:p>
      <text:p text:style-name="Standard"><text:soft-page-break/></text:p>
      <text:p text:style-name="Standard"><text:s text:c="2"/>switch(ch)</text:p>
      <text:p text:style-name="Standard"><text:s text:c="2"/>{</text:p>
      <text:p text:style-name="Standard"><text:s text:c="4"/>case 1:</text:p>
      <text:p text:style-name="Standard"><text:tab/>create_list(start1);</text:p>
      <text:p text:style-name="Standard"><text:tab/>break;</text:p>
      <text:p text:style-name="Standard"><text:s text:c="4"/>case 2:</text:p>
      <text:p text:style-name="Standard"><text:tab/>{</text:p>
      <text:p text:style-name="Standard"><text:tab/>node *temp;</text:p>
      <text:p text:style-name="Standard"><text:tab/>int pos;</text:p>
      <text:p text:style-name="Standard"><text:tab/>temp=create_node();</text:p>
      <text:p text:style-name="Standard"><text:tab/>cout&lt;&lt;"Enter Pos\t";</text:p>
      <text:p text:style-name="Standard"><text:tab/>cin&gt;&gt;pos;</text:p>
      <text:p text:style-name="Standard"><text:tab/>insert(start1,temp,pos);</text:p>
      <text:p text:style-name="Standard"><text:tab/>}</text:p>
      <text:p text:style-name="Standard"><text:tab/>break;</text:p>
      <text:p text:style-name="Standard"><text:s text:c="4"/>case 3:</text:p>
      <text:p text:style-name="Standard"><text:tab/>{</text:p>
      <text:p text:style-name="Standard"><text:tab/>int roll;</text:p>
      <text:p text:style-name="Standard"><text:tab/>cin&gt;&gt;roll;</text:p>
      <text:p text:style-name="Standard"><text:tab/>del(start1,roll);</text:p>
      <text:p text:style-name="Standard"><text:tab/>}</text:p>
      <text:p text:style-name="Standard"><text:tab/>break;</text:p>
      <text:p text:style-name="Standard"><text:s text:c="4"/>case 4:</text:p>
      <text:p text:style-name="Standard"><text:tab/>display(start1);</text:p>
      <text:p text:style-name="Standard"><text:tab/>break;</text:p>
      <text:p text:style-name="Standard"><text:s text:c="4"/>case 5:</text:p>
      <text:p text:style-name="Standard"><text:tab/>create_list(start2);</text:p>
      <text:p text:style-name="Standard"><text:tab/>break;</text:p>
      <text:p text:style-name="Standard"><text:s text:c="4"/>case 6:</text:p>
      <text:p text:style-name="Standard"><text:tab/>merge(start1,start2,start3);</text:p>
      <text:p text:style-name="Standard"><text:tab/>break;</text:p>
      <text:p text:style-name="Standard"><text:s text:c="4"/>case 7:</text:p>
      <text:p text:style-name="Standard"><text:s text:c="4"/>cout&lt;&lt;"\nList1";</text:p>
      <text:p text:style-name="Standard"><text:tab/>display(start1);</text:p>
      <text:p text:style-name="Standard"><text:s text:c="4"/>cout&lt;&lt;"\nList2";</text:p>
      <text:p text:style-name="Standard"><text:tab/>display(start2);</text:p>
      <text:p text:style-name="Standard"><text:s text:c="4"/>cout&lt;&lt;"\nList3";</text:p>
      <text:p text:style-name="Standard"><text:tab/>display(start3);</text:p>
      <text:p text:style-name="Standard"><text:tab/>break;</text:p>
      <text:p text:style-name="Standard"><text:s text:c="4"/>case 8:</text:p>
      <text:p text:style-name="Standard"><text:tab/>exit(0);</text:p>
      <text:p text:style-name="Standard"><text:tab/>break;</text:p>
      <text:p text:style-name="Standard"><text:s text:c="2"/>}</text:p>
      <text:p text:style-name="Standard"/>
      <text:p text:style-name="Standard"><text:s text:c="2"/>cout&lt;&lt;"\n\nPress Y to Continue\t";</text:p>
      <text:p text:style-name="Standard"><text:s text:c="2"/>}while(toupper(getche())=='Y');</text:p>
      <text:p text:style-name="Standard">}</text:p>
      <text:p text:style-name="P2">//********************************End Of Main***********************************//</text:p>
      <text:p text:style-name="P2"/>
      <text:p text:style-name="P2"/>
      <text:p text:style-name="P2"/>
      <text:p text:style-name="P2"><text:soft-page-break/>////////////////////////////////////////////////////Defination of Functions//////////////////////////////////////////////////////////</text:p>
      <text:p text:style-name="Standard">node *create_node()</text:p>
      <text:p text:style-name="Standard">{</text:p>
      <text:p text:style-name="Standard"><text:s text:c="2"/>node *nn;</text:p>
      <text:p text:style-name="Standard"><text:s text:c="2"/>nn=NULL;</text:p>
      <text:p text:style-name="Standard"><text:s text:c="2"/>nn=new node;</text:p>
      <text:p text:style-name="Standard"><text:s text:c="2"/>if(nn)</text:p>
      <text:p text:style-name="Standard"><text:s text:c="3"/>{</text:p>
      <text:p text:style-name="Standard"><text:s text:c="3"/>cout&lt;&lt;"\n\nEnter Roll\t";</text:p>
      <text:p text:style-name="Standard"><text:s text:c="3"/>cin&gt;&gt;nn-&gt;roll;</text:p>
      <text:p text:style-name="Standard"><text:s text:c="3"/>nn-&gt;next=NULL;</text:p>
      <text:p text:style-name="Standard"><text:s text:c="3"/>}</text:p>
      <text:p text:style-name="Standard"><text:s text:c="3"/>return nn;</text:p>
      <text:p text:style-name="Standard">}</text:p>
      <text:p text:style-name="Standard">////////////////////////////////////////////////////////////////////////////////////////////////////////////////////////////////////////////////</text:p>
      <text:p text:style-name="Standard">void create_list(node *&amp;start)</text:p>
      <text:p text:style-name="Standard">{</text:p>
      <text:p text:style-name="Standard">node *ptr,*nn;</text:p>
      <text:p text:style-name="Standard">start=ptr=nn=NULL;</text:p>
      <text:p text:style-name="Standard"/>
      <text:p text:style-name="Standard"><text:tab/>do</text:p>
      <text:p text:style-name="Standard"><text:tab/>{</text:p>
      <text:p text:style-name="Standard"><text:tab/> nn=NULL;</text:p>
      <text:p text:style-name="Standard"><text:tab/> nn=create_node();</text:p>
      <text:p text:style-name="Standard"><text:tab/> if(!nn)</text:p>
      <text:p text:style-name="Standard"><text:tab/><text:tab/>{</text:p>
      <text:p text:style-name="Standard"><text:tab/><text:tab/>cout&lt;&lt;"Overflow";</text:p>
      <text:p text:style-name="Standard"><text:tab/><text:tab/>cout&lt;&lt;"Press any key to exit";</text:p>
      <text:p text:style-name="Standard"><text:tab/><text:tab/>getch();</text:p>
      <text:p text:style-name="Standard"><text:tab/><text:tab/>exit(0);</text:p>
      <text:p text:style-name="Standard"><text:tab/><text:tab/>}</text:p>
      <text:p text:style-name="Standard"><text:tab/> else</text:p>
      <text:p text:style-name="Standard"><text:tab/> {</text:p>
      <text:p text:style-name="Standard"><text:tab/> if(start==NULL)</text:p>
      <text:p text:style-name="Standard"><text:tab/><text:tab/>{</text:p>
      <text:p text:style-name="Standard"><text:tab/><text:tab/>start=ptr=nn;</text:p>
      <text:p text:style-name="Standard"><text:tab/><text:tab/>}</text:p>
      <text:p text:style-name="Standard"><text:tab/> else</text:p>
      <text:p text:style-name="Standard"><text:tab/><text:tab/>{</text:p>
      <text:p text:style-name="Standard"><text:tab/><text:tab/>ptr-&gt;next=nn;</text:p>
      <text:p text:style-name="Standard"><text:tab/><text:tab/>ptr=nn;</text:p>
      <text:p text:style-name="Standard"><text:tab/><text:tab/>}</text:p>
      <text:p text:style-name="Standard"><text:tab/> }</text:p>
      <text:p text:style-name="Standard"><text:tab/> cout&lt;&lt;"Press Y to Enter More";</text:p>
      <text:p text:style-name="Standard"><text:tab/>}while(toupper(getche())=='Y');</text:p>
      <text:p text:style-name="Standard">}</text:p>
      <text:p text:style-name="Standard">////////////////////////////////////////////////////////////////////////////////////////////////////////////////////////////////////////////////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void display(node *start)</text:p>
      <text:p text:style-name="Standard">{</text:p>
      <text:p text:style-name="Standard">node *ptr;</text:p>
      <text:p text:style-name="Standard">ptr=start;</text:p>
      <text:p text:style-name="Standard">if(start==NULL)</text:p>
      <text:p text:style-name="Standard"><text:tab/>cout&lt;&lt;"\nUnderflow";</text:p>
      <text:p text:style-name="Standard">int i=0;</text:p>
      <text:p text:style-name="Standard">while(ptr)</text:p>
      <text:p text:style-name="Standard"><text:s text:c="2"/>{</text:p>
      <text:p text:style-name="Standard"><text:s text:c="2"/>i++;</text:p>
      <text:p text:style-name="Standard"><text:s text:c="2"/>cout&lt;&lt;"\nRoll "&lt;&lt;i&lt;&lt;"\t"&lt;&lt;ptr-&gt;roll;</text:p>
      <text:p text:style-name="Standard"><text:s text:c="2"/>ptr=ptr-&gt;next;</text:p>
      <text:p text:style-name="Standard"><text:s text:c="2"/>}</text:p>
      <text:p text:style-name="Standard">}</text:p>
      <text:p text:style-name="Standard">////////////////////////////////////////////////////////////////////////////////////////////////////////////////////////////////////////////////</text:p>
      <text:p text:style-name="Standard">void insert(node *&amp;start,node *&amp;temp,int pos)</text:p>
      <text:p text:style-name="Standard">{</text:p>
      <text:p text:style-name="Standard"><text:s text:c="2"/>node *ptr=NULL;</text:p>
      <text:p text:style-name="Standard"/>
      <text:p text:style-name="Standard"><text:s text:c="2"/>if(pos&lt;1)</text:p>
      <text:p text:style-name="Standard"><text:s text:c="2"/>cout&lt;&lt;"\nUnderflow";</text:p>
      <text:p text:style-name="Standard"/>
      <text:p text:style-name="Standard"><text:s text:c="2"/>if(pos==1)</text:p>
      <text:p text:style-name="Standard"><text:s text:c="2"/>{</text:p>
      <text:p text:style-name="Standard"><text:s text:c="3"/>temp-&gt;next=start;</text:p>
      <text:p text:style-name="Standard"><text:s text:c="3"/>start=temp;</text:p>
      <text:p text:style-name="Standard"><text:s text:c="2"/>}</text:p>
      <text:p text:style-name="Standard"><text:s text:c="2"/>else</text:p>
      <text:p text:style-name="Standard"><text:s text:c="2"/>{</text:p>
      <text:p text:style-name="Standard"><text:s text:c="2"/>int i;</text:p>
      <text:p text:style-name="Standard"><text:s text:c="2"/>ptr=start;</text:p>
      <text:p text:style-name="Standard"><text:s text:c="2"/>for(i=1;i&lt;=pos-2;i++)</text:p>
      <text:p text:style-name="Standard"><text:s text:c="4"/>{</text:p>
      <text:p text:style-name="Standard"><text:s text:c="4"/>ptr=ptr-&gt;next;</text:p>
      <text:p text:style-name="Standard"><text:s text:c="4"/>}</text:p>
      <text:p text:style-name="Standard"/>
      <text:p text:style-name="Standard"><text:s text:c="4"/>if(ptr!=NULL)</text:p>
      <text:p text:style-name="Standard"><text:s text:c="5"/>{</text:p>
      <text:p text:style-name="Standard"><text:s text:c="5"/>temp-&gt;next=ptr-&gt;next;</text:p>
      <text:p text:style-name="Standard"><text:s text:c="5"/>ptr-&gt;next=temp;</text:p>
      <text:p text:style-name="Standard"><text:s text:c="5"/>}</text:p>
      <text:p text:style-name="Standard"><text:s text:c="4"/>else</text:p>
      <text:p text:style-name="Standard"><text:s text:c="4"/>cout&lt;&lt;"\nOverflow";</text:p>
      <text:p text:style-name="Standard"><text:s text:c="2"/>}</text:p>
      <text:p text:style-name="Standard">}</text:p>
      <text:p text:style-name="Standard">////////////////////////////////////////////////////////////////////////////////////////////////////////////////////////////////////////////////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void del(node *&amp;start,int roll)</text:p>
      <text:p text:style-name="Standard">{</text:p>
      <text:p text:style-name="Standard"><text:s/>node *ptr=NULL;</text:p>
      <text:p text:style-name="Standard"><text:s/>node *nn;</text:p>
      <text:p text:style-name="Standard"><text:s/>if(start==NULL)</text:p>
      <text:p text:style-name="Standard"><text:tab/>cout&lt;&lt;"\nUnderflow";</text:p>
      <text:p text:style-name="Standard"><text:s/>else</text:p>
      <text:p text:style-name="Standard"><text:s/>{</text:p>
      <text:p text:style-name="Standard"><text:s text:c="2"/>int flag=0;</text:p>
      <text:p text:style-name="Standard"><text:s text:c="3"/>ptr=start;</text:p>
      <text:p text:style-name="Standard"/>
      <text:p text:style-name="Standard"><text:s text:c="3"/>while(ptr)</text:p>
      <text:p text:style-name="Standard"><text:s text:c="3"/>{</text:p>
      <text:p text:style-name="Standard"><text:s text:c="4"/>if(ptr-&gt;next-&gt;roll==roll)</text:p>
      <text:p text:style-name="Standard"><text:s text:c="5"/>{</text:p>
      <text:p text:style-name="Standard"><text:s text:c="5"/>nn=ptr-&gt;next;</text:p>
      <text:p text:style-name="Standard"><text:s text:c="5"/>ptr-&gt;next=ptr-&gt;next-&gt;next;</text:p>
      <text:p text:style-name="Standard"><text:s text:c="5"/>delete nn;</text:p>
      <text:p text:style-name="Standard"><text:s text:c="5"/>flag=1;</text:p>
      <text:p text:style-name="Standard"><text:s text:c="5"/>break;</text:p>
      <text:p text:style-name="Standard"><text:s text:c="5"/>}</text:p>
      <text:p text:style-name="Standard"/>
      <text:p text:style-name="Standard"><text:s text:c="3"/>ptr=ptr-&gt;next;</text:p>
      <text:p text:style-name="Standard"><text:s text:c="3"/>}</text:p>
      <text:p text:style-name="Standard"/>
      <text:p text:style-name="Standard"><text:s text:c="3"/>if(flag==0)</text:p>
      <text:p text:style-name="Standard"><text:s text:c="3"/>{</text:p>
      <text:p text:style-name="Standard"><text:s text:c="3"/>cout&lt;&lt;"\nNOT FOUND";</text:p>
      <text:p text:style-name="Standard"><text:s text:c="3"/>}</text:p>
      <text:p text:style-name="Standard"/>
      <text:p text:style-name="Standard"><text:s text:c="3"/>else</text:p>
      <text:p text:style-name="Standard"><text:s text:c="3"/>{</text:p>
      <text:p text:style-name="Standard"><text:s text:c="3"/>cout&lt;&lt;"\nDELETED";</text:p>
      <text:p text:style-name="Standard"><text:s text:c="3"/>}</text:p>
      <text:p text:style-name="Standard"><text:s/>}</text:p>
      <text:p text:style-name="Standard">}</text:p>
      <text:p text:style-name="Standard">////////////////////////////////////////////////////////////////////////////////////////////////////////////////////////////////////////////////</text:p>
      <text:p text:style-name="Standard">void merge(node *&amp;start1,node *&amp;start2,node *&amp;start3)</text:p>
      <text:p text:style-name="Standard">{</text:p>
      <text:p text:style-name="Standard"><text:s/>node *ptr1,*ptr2,*ptr3,*nn;</text:p>
      <text:p text:style-name="Standard"><text:s/>ptr1=start1;</text:p>
      <text:p text:style-name="Standard"><text:s/>ptr2=start2;</text:p>
      <text:p text:style-name="Standard"/>
      <text:p text:style-name="Standard"><text:s/>start3=ptr3=nn=NULL;</text:p>
      <text:p text:style-name="Standard"/>
      <text:p text:style-name="Standard"><text:s/></text:p>
      <text:p text:style-name="Standard"><text:s/>while(ptr1!=NULL &amp;&amp; ptr2!=NULL)</text:p>
      <text:p text:style-name="Standard"><text:s/>{</text:p>
      <text:p text:style-name="Standard"><text:s text:c="2"/>nn=new node;</text:p>
      <text:p text:style-name="Standard"><text:s text:c="2"/>nn-&gt;next=NULL;</text:p>
      <text:p text:style-name="Standard"/>
      <text:p text:style-name="Standard"/>
      <text:p text:style-name="Standard"><text:soft-page-break/><text:s text:c="2"/>if(ptr1-&gt;roll&lt;ptr2-&gt;roll)</text:p>
      <text:p text:style-name="Standard"><text:s text:c="3"/>{</text:p>
      <text:p text:style-name="Standard"><text:s text:c="3"/>nn-&gt;roll=ptr1-&gt;roll;</text:p>
      <text:p text:style-name="Standard"><text:s text:c="3"/>ptr1=ptr1-&gt;next;</text:p>
      <text:p text:style-name="Standard"><text:s text:c="3"/>}</text:p>
      <text:p text:style-name="Standard"><text:s text:c="2"/>else</text:p>
      <text:p text:style-name="Standard"><text:s text:c="3"/>{</text:p>
      <text:p text:style-name="Standard"><text:s text:c="3"/>nn-&gt;roll=ptr2-&gt;roll;</text:p>
      <text:p text:style-name="Standard"><text:s text:c="3"/>ptr2=ptr2-&gt;next;</text:p>
      <text:p text:style-name="Standard"><text:s text:c="3"/>}</text:p>
      <text:p text:style-name="Standard"/>
      <text:p text:style-name="Standard"><text:s text:c="2"/>if(start3==NULL)</text:p>
      <text:p text:style-name="Standard"><text:s text:c="2"/>{</text:p>
      <text:p text:style-name="Standard"><text:s text:c="2"/>start3=ptr3=nn;</text:p>
      <text:p text:style-name="Standard"><text:s text:c="2"/>}</text:p>
      <text:p text:style-name="Standard"/>
      <text:p text:style-name="Standard"><text:s text:c="2"/>else</text:p>
      <text:p text:style-name="Standard"><text:s text:c="2"/>{</text:p>
      <text:p text:style-name="Standard"><text:s text:c="2"/>ptr3-&gt;next=nn;</text:p>
      <text:p text:style-name="Standard"><text:s text:c="2"/>ptr3=nn;</text:p>
      <text:p text:style-name="Standard"><text:s text:c="2"/>}</text:p>
      <text:p text:style-name="Standard"><text:s/>}</text:p>
      <text:p text:style-name="Standard"/>
      <text:p text:style-name="Standard"><text:s/>if(ptr1==NULL)</text:p>
      <text:p text:style-name="Standard"><text:s/>{</text:p>
      <text:p text:style-name="Standard"><text:s text:c="2"/>while(ptr2)</text:p>
      <text:p text:style-name="Standard"><text:s text:c="2"/>{</text:p>
      <text:p text:style-name="Standard"><text:s text:c="2"/>nn=new node;</text:p>
      <text:p text:style-name="Standard"><text:s text:c="2"/>nn-&gt;next=NULL;</text:p>
      <text:p text:style-name="Standard"><text:s text:c="2"/>nn-&gt;roll=ptr2-&gt;roll;</text:p>
      <text:p text:style-name="Standard"><text:s text:c="2"/>ptr3-&gt;next=nn;</text:p>
      <text:p text:style-name="Standard"><text:s text:c="2"/>ptr3=nn;</text:p>
      <text:p text:style-name="Standard"><text:s text:c="2"/>ptr2=ptr2-&gt;next;</text:p>
      <text:p text:style-name="Standard"><text:s text:c="2"/>}</text:p>
      <text:p text:style-name="Standard"><text:s/>}</text:p>
      <text:p text:style-name="Standard"/>
      <text:p text:style-name="Standard"><text:s/>if(ptr2==NULL)</text:p>
      <text:p text:style-name="Standard"><text:s/>{</text:p>
      <text:p text:style-name="Standard"><text:s text:c="2"/>while(ptr1)</text:p>
      <text:p text:style-name="Standard"><text:s text:c="2"/>{</text:p>
      <text:p text:style-name="Standard"><text:s text:c="2"/>nn=new node;</text:p>
      <text:p text:style-name="Standard"><text:s text:c="2"/>nn-&gt;next=NULL;</text:p>
      <text:p text:style-name="Standard"><text:s text:c="2"/>nn-&gt;roll=ptr1-&gt;roll;</text:p>
      <text:p text:style-name="Standard"><text:s text:c="2"/>ptr3-&gt;next=nn;</text:p>
      <text:p text:style-name="Standard"><text:s text:c="2"/>ptr3=nn;</text:p>
      <text:p text:style-name="Standard"><text:s text:c="2"/>ptr1=ptr1-&gt;next;</text:p>
      <text:p text:style-name="Standard"><text:s text:c="2"/>}</text:p>
      <text:p text:style-name="Standard"><text:s/>}</text:p>
      <text:p text:style-name="Standard">}</text:p>
      <text:p text:style-name="Standard">////////////////////////////////////////////////////////////////////////////////////////////////////////////////////////////////////////////////</text:p>
      <text:p text:style-name="Standard"/>
      <text:p text:style-name="Standard"/>
      <text:p text:style-name="P4"><text:soft-page-break/>OUTPUT</text:p>
      <text:p text:style-name="P4"/>
      <text:p text:style-name="P4"><draw:frame draw:style-name="fr1" draw:name="graphics2" text:anchor-type="paragraph" svg:x="2.334cm" svg:y="13.002cm" svg:width="12.331cm" svg:height="7.858cm" draw:z-index="1"><draw:image xlink:href="Pictures/200000070000302B00001EB3280468F1.svm" xlink:type="simple" xlink:show="embed" xlink:actuate="onLoad"/></draw:frame><draw:frame draw:style-name="fr1" draw:name="graphics1" text:anchor-type="paragraph" svg:x="2.281cm" svg:y="1cm" svg:width="12.435cm" svg:height="9.527cm" draw:z-index="0"><draw:image xlink:href="Pictures/20000007000030940000253656195ABC.svm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Please Turn Over..</text:p>
      <text:p text:style-name="P4"><draw:frame draw:style-name="fr1" draw:name="graphics3" text:anchor-type="paragraph" svg:x="2.348cm" svg:y="0.238cm" svg:width="12.303cm" svg:height="7.668cm" draw:z-index="2"><draw:image xlink:href="Pictures/200000070000301000001EE856AB7C1A.svm" xlink:type="simple" xlink:show="embed" xlink:actuate="onLoad"/></draw:frame><draw:frame draw:style-name="fr1" draw:name="graphics4" text:anchor-type="paragraph" svg:x="2.334cm" svg:y="8.207cm" svg:width="12.331cm" svg:height="6.842cm" draw:z-index="3"><draw:image xlink:href="Pictures/200000070000302B00001C53CD2F52B5.svm" xlink:type="simple" xlink:show="embed" xlink:actuate="onLoad"/></draw:frame><text:soft-page-break/></text:p>
      <text:p text:style-name="P4"><draw:frame draw:style-name="fr1" draw:name="graphics5" text:anchor-type="paragraph" svg:x="2.309cm" svg:y="0.062cm" svg:width="12.383cm" svg:height="9.241cm" draw:z-index="4"><draw:image xlink:href="Pictures/20000007000030FE0000263FA68614CE.svm" xlink:type="simple" xlink:show="embed" xlink:actuate="onLoad"/></draw:frame></text:p>
      <text:p text:style-name="P4"><draw:frame draw:style-name="fr1" draw:name="graphics6" text:anchor-type="paragraph" svg:x="2.387cm" svg:y="0.397cm" svg:width="12.226cm" svg:height="6.085cm" draw:z-index="5"><draw:image xlink:href="Pictures/2000000700002FC1000017C69F49AD84.svm" xlink:type="simple" xlink:show="embed" xlink:actuate="onLoad"/></draw:frame><text:soft-page-break/></text:p>
      <text:p text:style-name="P4"/>
      <text:p text:style-name="P4"/>
      <text:p text:style-name="P4"><draw:frame draw:style-name="fr2" draw:name="graphics8" text:anchor-type="paragraph" svg:width="12.358cm" svg:height="4.076cm" draw:z-index="7"><draw:image xlink:href="Pictures/200000070000304500000FEC0D2BA8F2.svm" xlink:type="simple" xlink:show="embed" xlink:actuate="onLoad"/></draw:frame><draw:frame draw:style-name="fr1" draw:name="graphics7" text:anchor-type="paragraph" svg:x="2.32cm" svg:y="4.075cm" svg:width="12.345cm" svg:height="8.281cm" draw:z-index="6"><draw:image xlink:href="Pictures/2000000700002FA60000205A8AE88523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25S</meta:editing-duration>
    <meta:editing-cycles>42</meta:editing-cycles>
    <meta:generator>OpenOffice/4.0.0$Win32 OpenOffice.org_project/400m3$Build-9702</meta:generator>
    <dc:date>2014-11-30T18:55:48.01</dc:date>
    <dc:creator>Divesh </dc:creator>
    <meta:document-statistic meta:table-count="0" meta:image-count="8" meta:object-count="0" meta:page-count="9" meta:paragraph-count="273" meta:word-count="427" meta:character-count="5799"/>
    <meta:user-defined meta:name="Info 1"/>
    <meta:user-defined meta:name="Info 2"/>
    <meta:user-defined meta:name="Info 3"/>
    <meta:user-defined meta:name="Info 4"/>
  </office:meta>
</office:document-meta>
</file>